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20a" officeooo:paragraph-rsid="000a720a"/>
    </style:style>
    <style:style style:name="P2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222222" style:font-name="Ubuntu" fo:font-size="19.5pt" fo:letter-spacing="normal" fo:font-style="normal" fo:font-weight="normal" officeooo:rsid="000a720a" officeooo:paragraph-rsid="000a720a"/>
    </style:style>
    <style:style style:name="T1" style:family="text">
      <style:text-properties officeooo:rsid="00102b7b"/>
    </style:style>
    <style:style style:name="T2" style:family="text">
      <style:text-properties officeooo:rsid="00134fb9"/>
    </style:style>
    <style:style style:name="T3" style:family="text">
      <style:text-properties officeooo:rsid="0013b4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Building Tools with GitHub: Customize Your Workflow</text:h>
      <text:p text:style-name="P1"><text:a xlink:type="simple" xlink:href="https://coderprog.com/building-tools-with-github/" text:style-name="Internet_20_link" text:visited-style-name="Visited_20_Internet_20_Link">HTTPS://CODERPROG.COM/BUILDING-TOOLS-WITH-GITHUB/</text:a></text:p>
      <text:p text:style-name="P1"/>
      <text:h text:style-name="P3" text:outline-level="1">Complete Git and GitHub Masterclass : Beginner to Git Expert</text:h>
      <text:p text:style-name="P1"><text:a xlink:type="simple" xlink:href="https://CODERPROG.COM/COMPLETE-GIT-GITHUB-MASTERCLASS/" text:style-name="Internet_20_link" text:visited-style-name="Visited_20_Internet_20_Link">HTTPS://CODERPROG.COM/COMPLETE-GIT-GITHUB-MASTERCLASS/</text:a> <text:span text:style-name="T1">3de3</text:span></text:p>
      <text:p text:style-name="P1"/>
      <text:h text:style-name="P3" text:outline-level="1">Git In-depth</text:h>
      <text:p text:style-name="P1"><text:a xlink:type="simple" xlink:href="https://CODERPROG.COM/GIT-IN-DEPTH/" text:style-name="Internet_20_link" text:visited-style-name="Visited_20_Internet_20_Link">HTTPS://CODERPROG.COM/GIT-IN-DEPTH/</text:a> <text:span text:style-name="T3">3de9</text:span></text:p>
      <text:p text:style-name="P1"/>
      <text:h text:style-name="P3" text:outline-level="1">Essential Git – All You Need to Know to Use Git Effectively</text:h>
      <text:p text:style-name="P1">https://coderprog.com/essential-git-effectivel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39:35.816353978</meta:creation-date>
    <dc:date>2018-04-21T23:29:47.742751182</dc:date>
    <meta:editing-duration>PT13M4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36" meta:character-count="378" meta:non-whitespace-character-count="349"/>
  </office:meta>
</office:document-meta>
</file>